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T1" style:family="text">
      <style:text-properties fo:font-variant="normal" fo:text-transform="none" fo:color="#333333" style:font-name="Lato" fo:letter-spacing="normal" fo:font-style="normal" fo:font-weight="normal"/>
    </style:style>
    <style:style style:name="T2" style:family="text"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T3" style:family="text">
      <style:text-properties fo:font-variant="normal" fo:text-transform="none" fo:color="#191919" style:font-name="Lato" fo:letter-spacing="normal" fo:font-style="normal" fo:font-weight="bold"/>
    </style:style>
    <style:style style:name="T4" style:family="text">
      <style:text-properties fo:font-variant="normal" fo:text-transform="none" fo:color="#191919" style:font-name="Lato" fo:letter-spacing="normal" fo:language="es" fo:country="ES" fo:font-style="normal" fo:font-weight="bold"/>
    </style:style>
    <style:style style:name="T5" style:family="text">
      <style:text-properties fo:font-variant="normal" fo:text-transform="none" fo:color="#f33784" style:text-line-through-style="none" style:text-line-through-type="none" style:font-name="Lato" fo:letter-spacing="normal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f33784" style:text-line-through-style="none" style:text-line-through-type="none" style:font-name="Lato" fo:letter-spacing="normal" fo:language="es" fo:country="ES" fo:font-style="normal" style:text-underline-style="none" fo:font-weight="bold" style:text-blinking="false" fo:background-color="transparent" loext:char-shading-value="0"/>
    </style:style>
    <style:style style:name="T7" style:family="text">
      <style:text-properties officeooo:rsid="0000b1a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a cosa que parece obvia pero que con frecuencia se olvida cuando empezamos a trabajar con HTML y CSS es el hecho de que los navegadores tienen sus propias hojas de estilos que se aplican a los distintos elementos con el objetivo de hacer las páginas sin estilos más <text:span text:style-name="T7">visibles.</text:span></text:p>
      <text:p text:style-name="P3"><text:span text:style-name="T2">Estos estilos no tienen porqué coincidir de un navegador a otro y si queremos consistencia a través de los distintos navegadores se suelen usar las llamadas </text:span><text:span text:style-name="Strong_20_Emphasis"><text:span text:style-name="T4">hojas de RESETEO CSS</text:span></text:span></text:p>
      <text:p text:style-name="P2">Estas hojas sirve para eliminar ciertas características que imponen los navegadores.</text:p>
      <text:p text:style-name="P2">Hay ciertos aspectos sobre este tema que debemos considerar:</text:p>
      <text:list xml:id="list2925970124" text:style-name="L1">
        <text:list-item>
          <text:p text:style-name="P4">Este tipo de hojas de estilos para Resetear son usadas por Frameworks CSS (como BootStrap) que buscan que todas las páginas siempre luzcan igual independientemente del navegador.</text:p>
        </text:list-item>
        <text:list-item>
          <text:p text:style-name="P4">Si las usas deben ser adaptadas a cada proyecto.</text:p>
        </text:list-item>
        <text:list-item>
          <text:p text:style-name="P4">Hay que usarlas con cuidado porque podemos eliminar estilos que dábamos por sentado.</text:p>
        </text:list-item>
        <text:list-item>
          <text:p text:style-name="P4">El trabajo posterior tras usarlas es mayor pero el resultado es más personalizado.</text:p>
        </text:list-item>
      </text:list>
      <text:p text:style-name="P2">Hay dos hojas de reseteo que son muy usadas:</text:p>
      <text:p text:style-name="P3"><text:a xlink:type="simple" xlink:href="https://meyerweb.com/eric/tools/css/reset/" office:target-frame-name="_blank" xlink:show="new" text:style-name="Internet_20_link" text:visited-style-name="Visited_20_Internet_20_Link"><text:span text:style-name="T6">Hoja de Reseteo de ERIC Meyer</text:span></text:a></text:p>
      <text:p text:style-name="P3"><text:a xlink:type="simple" xlink:href="https://cssreset.com/scripts/html5-doctor-css-reset-stylesheet/" office:target-frame-name="_blank" xlink:show="new" text:style-name="Internet_20_link" text:visited-style-name="Visited_20_Internet_20_Link"><text:span text:style-name="T6">Hoja de Reseteo de HTML5 Doctor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10T11:33:27.812000000</dc:date>
    <meta:editing-duration>PT3M38S</meta:editing-duration>
    <meta:editing-cycles>1</meta:editing-cycles>
    <meta:document-statistic meta:table-count="0" meta:image-count="0" meta:object-count="0" meta:page-count="1" meta:paragraph-count="11" meta:word-count="187" meta:character-count="1098" meta:non-whitespace-character-count="926"/>
  </office:meta>
</office:document-meta>
</file>